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1930" officeooo:paragraph-rsid="00261930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45209"/>
    </style:style>
    <style:style style:name="T3" style:family="text">
      <style:text-properties officeooo:rsid="0020b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E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’</text:span><text:span text:style-name="T2">eta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1:07.616473248</dc:date>
    <meta:editing-duration>PT12M55S</meta:editing-duration>
    <meta:editing-cycles>12</meta:editing-cycles>
    <meta:document-statistic meta:table-count="2" meta:image-count="0" meta:object-count="0" meta:page-count="1" meta:paragraph-count="36" meta:word-count="51" meta:character-count="340" meta:non-whitespace-character-count="325"/>
  </office:meta>
</office:document-meta>
</file>